
<file path=META-INF/manifest.xml><?xml version="1.0" encoding="utf-8"?>
<manifest:manifest xmlns:style="urn:oasis:names:tc:opendocument:xmlns:style:1.0" xmlns:office="urn:oasis:names:tc:opendocument:xmlns:office:1.0" xmlns:text="urn:oasis:names:tc:opendocument:xmlns:text:1.0" xmlns:meta="urn:oasis:names:tc:opendocument:xmlns:meta:1.0" xmlns:table="urn:oasis:names:tc:opendocument:xmlns:table:1.0" xmlns:config="urn:oasis:names:tc:opendocument:xmlns:config:1.0" xmlns:ooo="http://openoffice.org/2004/office" xmlns:dc="http://purl.org/dc/elements/1.1/" xmlns:fo="urn:oasis:names:tc:opendocument:xmlns:xsl-fo-compatible:1.0" xmlns:ns41="urn:org:documentfoundation:names:experimental:calc:xmlns:calcext:1.0" xmlns:svg="urn:oasis:names:tc:opendocument:xmlns:svg-compatible:1.0" xmlns:number="urn:oasis:names:tc:opendocument:xmlns:datastyle:1.0" xmlns:ns42="urn:org:documentfoundation:names:experimental:office:xmlns:loext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style="urn:oasis:names:tc:opendocument:xmlns:style:1.0" xmlns:office="urn:oasis:names:tc:opendocument:xmlns:office:1.0" xmlns:text="urn:oasis:names:tc:opendocument:xmlns:text:1.0" xmlns:meta="urn:oasis:names:tc:opendocument:xmlns:meta:1.0" xmlns:table="urn:oasis:names:tc:opendocument:xmlns:table:1.0" xmlns:config="urn:oasis:names:tc:opendocument:xmlns:config:1.0" xmlns:ooo="http://openoffice.org/2004/office" xmlns:dc="http://purl.org/dc/elements/1.1/" xmlns:fo="urn:oasis:names:tc:opendocument:xmlns:xsl-fo-compatible:1.0" xmlns:ns41="urn:org:documentfoundation:names:experimental:calc:xmlns:calcext:1.0" xmlns:svg="urn:oasis:names:tc:opendocument:xmlns:svg-compatible:1.0" xmlns:number="urn:oasis:names:tc:opendocument:xmlns:datastyle:1.0" xmlns:ns42="urn:org:documentfoundation:names:experimental:office:xmlns:loext:1.0" xmlns:manifest="urn:oasis:names:tc:opendocument:xmlns:manifest:1.0" office:version="1.2">
  <office:automatic-styles>
    <style:style style:name="heightsuit20pt" style:family="table-row" style:display-name="heightsuit20pt">
      <style:table-row-properties style:row-height="20pt"/>
    </style:style>
    <style:style style:name="heightsuit16pt" style:family="table-row" style:display-name="heightsuit16pt">
      <style:table-row-properties style:row-height="16pt"/>
    </style:style>
    <style:style style:name="heightsuit14pt" style:family="table-row" style:display-name="heightsuit14pt">
      <style:table-row-properties style:row-height="14pt"/>
    </style:style>
    <style:style style:name="heightsuit16pt" style:family="table-row" style:display-name="heightsuit16pt">
      <style:table-row-properties style:row-height="16pt"/>
    </style:style>
    <style:style style:name="heightsuit14pt" style:family="table-row" style:display-name="heightsuit14pt">
      <style:table-row-properties style:row-height="14pt"/>
    </style:style>
    <style:style style:name="Wide" style:family="table-column" style:display-name="Wide">
      <style:table-column-properties style:column-width="10cm"/>
    </style:style>
    <style:style style:name="heightsuit20pt" style:family="table-row" style:display-name="heightsuit20pt">
      <style:table-row-properties style:row-height="20pt"/>
    </style:style>
    <style:style style:name="Wide" style:family="table-column" style:display-name="Wide">
      <style:table-column-properties style:column-width="10cm"/>
    </style:style>
  </office:automatic-styles>
  <office:body>
    <office:spreadsheet>
      <table:table table:name="Заголовок 1">
        <table:table-row table:style-name="heightsuit20pt">
          <table:table-cell table:style-name="header1">
            <text:p>Заголовок 1</text:p>
          </table:table-cell>
        </table:table-row>
        <table:table-row table:style-name="heightsuit16pt">
          <table:table-cell table:style-name="header2">
            <text:p>Заголовок 2</text:p>
          </table:table-cell>
        </table:table-row>
        <table:table-row table:style-name="heightsuit14pt">
          <table:table-cell table:style-name="header3">
            <text:p>Заголовок 3</text:p>
          </table:table-cell>
        </table:table-row>
        <table:table-row table:style-name="heightsuit14pt">
          <table:table-cell table:style-name="header4">
            <text:p>Заголовок 4</text:p>
          </table:table-cell>
        </table:table-row>
        <table:table-row/>
        <table:table-row>
          <table:table-cell/>
          <table:table-cell table:style-name="tablehead">
            <text:p>Table header</text:p>
          </table:table-cell>
        </table:table-row>
        <table:table-row>
          <table:table-cell/>
          <table:table-cell table:style-name="tablebodyStrong">
            <text:p>b</text:p>
          </table:table-cell>
        </table:table-row>
        <table:table-row>
          <table:table-cell/>
          <table:table-cell table:style-name="tablebodyEmph">
            <text:p>i</text:p>
          </table:table-cell>
        </table:table-row>
        <table:table-row>
          <table:table-cell/>
          <table:table-cell table:style-name="tablebodyStrikeout">
            <text:p>strike</text:p>
          </table:table-cell>
        </table:table-row>
        <table:table-row>
          <table:table-cell/>
          <table:table-cell table:style-name="tablebodyEmphStrong">
            <text:p>bi</text:p>
          </table:table-cell>
        </table:table-row>
        <table:table-row>
          <table:table-cell/>
          <table:table-cell table:style-name="tablebodyStrongStrikeout">
            <text:p>bstrike</text:p>
          </table:table-cell>
        </table:table-row>
        <table:table-row>
          <table:table-cell/>
          <table:table-cell table:style-name="tablebodyEmphStrikeout">
            <text:p>istrike</text:p>
          </table:table-cell>
        </table:table-row>
        <table:table-row>
          <table:table-cell/>
          <table:table-cell table:style-name="tablebodyEmphStrongStrikeout">
            <text:p>bistrike</text:p>
          </table:table-cell>
        </table:table-row>
        <table:table-row/>
        <table:table-row table:style-name="heightsuit16pt">
          <table:table-cell table:style-name="header2">
            <text:p>Заголовок 2</text:p>
          </table:table-cell>
        </table:table-row>
        <table:table-row table:style-name="heightsuit14pt">
          <table:table-cell table:style-name="header3">
            <text:p>Заголовок 3</text:p>
          </table:table-cell>
        </table:table-row>
        <table:table-column table:style-name="Wide"/>
      </table:table>
      <table:table table:name="Новый лист">
        <table:table-row table:style-name="heightsuit20pt">
          <table:table-cell table:style-name="header1">
            <text:p>Новый лист</text:p>
          </table:table-cell>
        </table:table-row>
        <table:table-row table:style-name="heightsuit16pt">
          <table:table-cell table:style-name="header2">
            <text:p>Заголовок 2</text:p>
          </table:table-cell>
        </table:table-row>
        <table:table-column table:style-name="Wide"/>
      </table:table>
      <table:table table:name="Новый лист">
        <table:table-row table:style-name="heightsuit20pt">
          <table:table-cell table:style-name="header1">
            <text:p>Новый лист</text:p>
          </table:table-cell>
        </table:table-row>
        <table:table-row/>
        <table:table-row>
          <table:table-cell/>
          <table:table-cell table:style-name="tableheadEmph">
            <text:p>1</text:p>
          </table:table-cell>
          <table:table-cell table:style-name="tablehead">
            <text:p>2</text:p>
          </table:table-cell>
        </table:table-row>
        <table:table-row>
          <table:table-cell/>
          <table:table-cell table:style-name="tablebody">
            <text:p>3</text:p>
          </table:table-cell>
          <table:table-cell table:style-name="tablebodyStrong">
            <text:p>4</text:p>
          </table:table-cell>
        </table:table-row>
        <table:table-row/>
        <table:table-column table:style-name="Wide"/>
      </table:table>
    </office:spreadsheet>
  </office:body>
</office:document-content>
</file>

<file path=styles.xml><?xml version="1.0" encoding="utf-8"?>
<office:document-styles xmlns:style="urn:oasis:names:tc:opendocument:xmlns:style:1.0" xmlns:office="urn:oasis:names:tc:opendocument:xmlns:office:1.0" xmlns:text="urn:oasis:names:tc:opendocument:xmlns:text:1.0" xmlns:meta="urn:oasis:names:tc:opendocument:xmlns:meta:1.0" xmlns:table="urn:oasis:names:tc:opendocument:xmlns:table:1.0" xmlns:config="urn:oasis:names:tc:opendocument:xmlns:config:1.0" xmlns:ooo="http://openoffice.org/2004/office" xmlns:dc="http://purl.org/dc/elements/1.1/" xmlns:fo="urn:oasis:names:tc:opendocument:xmlns:xsl-fo-compatible:1.0" xmlns:ns41="urn:org:documentfoundation:names:experimental:calc:xmlns:calcext:1.0" xmlns:svg="urn:oasis:names:tc:opendocument:xmlns:svg-compatible:1.0" xmlns:number="urn:oasis:names:tc:opendocument:xmlns:datastyle:1.0" xmlns:ns42="urn:org:documentfoundation:names:experimental:office:xmlns:loext:1.0" xmlns:manifest="urn:oasis:names:tc:opendocument:xmlns:manifest:1.0" office:version="1.2">
  <office:styles>
    <style:style style:name="header1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mm"/>
      <style:text-properties fo:color="#990000" fo:font-size="16pt" fo:font-weight="bold" style:font-size-asian="16pt" style:font-weight-asian="bold" style:font-size-complex="16pt" style:font-weight-complex="bold"/>
    </style:style>
    <style:style style:name="header2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mm"/>
      <style:text-properties fo:color="#330000" fo:font-size="12pt" fo:font-weight="bold" style:font-size-asian="12pt" style:font-weight-asian="bold" style:font-size-complex="12pt" style:font-weight-complex="bold"/>
    </style:style>
    <style:style style:name="header3" style:family="table-cell" style:display-name="header3"/>
    <style:style style:name="header4" style:family="table-cell" style:display-name="header4"/>
    <style:style style:name="tablehead" style:family="table-cell" style:parent-style-name="Default">
      <style:table-cell-properties fo:border-bottom="2.49pt solid #000000" fo:background-color="#99cc66" style:text-align-source="fix" style:repeat-content="false" fo:wrap-option="wrap" fo:border-left="none" fo:border-right="none" fo:border-top="0.06pt solid #000000" style:vertical-align="top"/>
      <style:paragraph-properties fo:text-align="center" fo:margin-left="0mm"/>
      <style:text-properties style:font-name="Lucida Console" fo:font-family="'Lucida Console'" style:font-family-generic="modern" style:font-pitch="fixed" fo:font-size="11pt" style:font-size-asian="11pt" style:font-size-complex="11pt"/>
    </style:style>
    <style:style style:name="tablebody" style:family="table-cell" style:parent-style-name="Default">
      <style:table-cell-properties fo:background-color="#ccff99" style:text-align-source="fix" style:repeat-content="false" fo:wrap-option="wrap" fo:border="0.06pt solid #000000" style:vertical-align="top"/>
      <style:paragraph-properties fo:text-align="end" fo:margin-left="0mm"/>
      <style:text-properties style:font-name="Lucida Console" fo:font-family="'Lucida Console'" style:font-family-generic="modern" style:font-pitch="fixed"/>
    </style:style>
    <style:style style:name="tablebodyStrikeout" style:family="table-cell" style:display-name="tablebodyStrikeout">
      <style:table-cell-properties fo:background-color="#ccff99" style:text-align-source="fix" style:repeat-content="false" fo:wrap-option="wrap" fo:border="0.06pt solid #000000" style:vertical-align="top"/>
      <style:paragraph-properties fo:text-align="end" fo:margin-left="0mm"/>
      <style:text-properties style:font-name="Lucida Console" fo:font-family="'Lucida Console'" style:font-family-generic="modern" style:font-pitch="fixed"/>
      <style:text-properties style:text-line-through-style="solid" style:text-line-through-type="single"/>
    </style:style>
    <style:style style:name="tablebodyStrongStrikeout" style:family="table-cell" style:display-name="tablebodyStrongStrikeout">
      <style:table-cell-properties fo:background-color="#ccff99" style:text-align-source="fix" style:repeat-content="false" fo:wrap-option="wrap" fo:border="0.06pt solid #000000" style:vertical-align="top"/>
      <style:paragraph-properties fo:text-align="end" fo:margin-left="0mm"/>
      <style:text-properties style:font-name="Lucida Console" fo:font-family="'Lucida Console'" style:font-family-generic="modern" style:font-pitch="fixed"/>
      <style:text-properties fo:font-weight="bold"/>
      <style:text-properties style:text-line-through-style="solid" style:text-line-through-type="single"/>
    </style:style>
    <style:style style:name="tablebodyEmphStrikeout" style:family="table-cell" style:display-name="tablebodyEmphStrikeout">
      <style:table-cell-properties fo:background-color="#ccff99" style:text-align-source="fix" style:repeat-content="false" fo:wrap-option="wrap" fo:border="0.06pt solid #000000" style:vertical-align="top"/>
      <style:paragraph-properties fo:text-align="end" fo:margin-left="0mm"/>
      <style:text-properties style:font-name="Lucida Console" fo:font-family="'Lucida Console'" style:font-family-generic="modern" style:font-pitch="fixed"/>
      <style:text-properties fo:font-style="italic"/>
      <style:text-properties style:text-line-through-style="solid" style:text-line-through-type="single"/>
    </style:style>
    <style:style style:name="tablebodyEmph" style:family="table-cell" style:display-name="tablebodyEmph">
      <style:table-cell-properties fo:background-color="#ccff99" style:text-align-source="fix" style:repeat-content="false" fo:wrap-option="wrap" fo:border="0.06pt solid #000000" style:vertical-align="top"/>
      <style:paragraph-properties fo:text-align="end" fo:margin-left="0mm"/>
      <style:text-properties style:font-name="Lucida Console" fo:font-family="'Lucida Console'" style:font-family-generic="modern" style:font-pitch="fixed"/>
      <style:text-properties fo:font-style="italic"/>
    </style:style>
    <style:style style:name="tablebodyEmphStrong" style:family="table-cell" style:display-name="tablebodyEmphStrong">
      <style:table-cell-properties fo:background-color="#ccff99" style:text-align-source="fix" style:repeat-content="false" fo:wrap-option="wrap" fo:border="0.06pt solid #000000" style:vertical-align="top"/>
      <style:paragraph-properties fo:text-align="end" fo:margin-left="0mm"/>
      <style:text-properties style:font-name="Lucida Console" fo:font-family="'Lucida Console'" style:font-family-generic="modern" style:font-pitch="fixed"/>
      <style:text-properties fo:font-style="italic"/>
      <style:text-properties fo:font-weight="bold"/>
    </style:style>
    <style:style style:name="tablebodyEmphStrongStrikeout" style:family="table-cell" style:display-name="tablebodyEmphStrongStrikeout">
      <style:table-cell-properties fo:background-color="#ccff99" style:text-align-source="fix" style:repeat-content="false" fo:wrap-option="wrap" fo:border="0.06pt solid #000000" style:vertical-align="top"/>
      <style:paragraph-properties fo:text-align="end" fo:margin-left="0mm"/>
      <style:text-properties style:font-name="Lucida Console" fo:font-family="'Lucida Console'" style:font-family-generic="modern" style:font-pitch="fixed"/>
      <style:text-properties fo:font-style="italic"/>
      <style:text-properties fo:font-weight="bold"/>
      <style:text-properties style:text-line-through-style="solid" style:text-line-through-type="single"/>
    </style:style>
    <style:style style:name="tableheadEmph" style:family="table-cell" style:display-name="tableheadEmph">
      <style:table-cell-properties fo:border-bottom="2.49pt solid #000000" fo:background-color="#99cc66" style:text-align-source="fix" style:repeat-content="false" fo:wrap-option="wrap" fo:border-left="none" fo:border-right="none" fo:border-top="0.06pt solid #000000" style:vertical-align="top"/>
      <style:paragraph-properties fo:text-align="center" fo:margin-left="0mm"/>
      <style:text-properties style:font-name="Lucida Console" fo:font-family="'Lucida Console'" style:font-family-generic="modern" style:font-pitch="fixed" fo:font-size="11pt" style:font-size-asian="11pt" style:font-size-complex="11pt"/>
      <style:text-properties fo:font-style="italic"/>
    </style:style>
    <style:style style:name="tablebodyStrong" style:family="table-cell" style:display-name="tablebodyStrong">
      <style:table-cell-properties fo:background-color="#ccff99" style:text-align-source="fix" style:repeat-content="false" fo:wrap-option="wrap" fo:border="0.06pt solid #000000" style:vertical-align="top"/>
      <style:paragraph-properties fo:text-align="end" fo:margin-left="0mm"/>
      <style:text-properties style:font-name="Lucida Console" fo:font-family="'Lucida Console'" style:font-family-generic="modern" style:font-pitch="fixed"/>
      <style:text-properties fo:font-weight="bold"/>
    </style:style>
  </office:styles>
  <office:automatic-styles/>
</office:document-styles>
</file>

<file path=meta.xml><?xml version="1.0" encoding="utf-8"?>
<office:document-meta xmlns:style="urn:oasis:names:tc:opendocument:xmlns:style:1.0" xmlns:office="urn:oasis:names:tc:opendocument:xmlns:office:1.0" xmlns:text="urn:oasis:names:tc:opendocument:xmlns:text:1.0" xmlns:meta="urn:oasis:names:tc:opendocument:xmlns:meta:1.0" xmlns:table="urn:oasis:names:tc:opendocument:xmlns:table:1.0" xmlns:config="urn:oasis:names:tc:opendocument:xmlns:config:1.0" xmlns:ooo="http://openoffice.org/2004/office" xmlns:dc="http://purl.org/dc/elements/1.1/" xmlns:fo="urn:oasis:names:tc:opendocument:xmlns:xsl-fo-compatible:1.0" xmlns:ns41="urn:org:documentfoundation:names:experimental:calc:xmlns:calcext:1.0" xmlns:svg="urn:oasis:names:tc:opendocument:xmlns:svg-compatible:1.0" xmlns:number="urn:oasis:names:tc:opendocument:xmlns:datastyle:1.0" xmlns:ns42="urn:org:documentfoundation:names:experimental:office:xmlns:loext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3.5</meta:generator>
  </office:meta>
</office:document-meta>
</file>